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EGUIA GUTIERREZ, ANTHONY WILFRE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ACHACAMAC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9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OLLOS BB</text:span></text:p>
            <text:p text:style-name="P7">Cant.Cajas(Ped 1):<text:span text:style-name="T4">9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5T22:18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